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3366" fo:font-size="18pt" style:font-size-asian="18pt" style:font-size-complex="18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fo:color="#ff0000" fo:font-size="18pt" style:font-size-asian="18pt" style:font-size-complex="18pt"/>
    </style:style>
    <style:style style:name="T6" style:family="text">
      <style:text-properties fo:color="#dc2300"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frame draw:style-name="gr1" draw:text-style-name="P1" draw:layer="layout" svg:width="15.48cm" svg:height="1.775cm" svg:x="4.588cm" svg:y="1.6cm">
          <draw:text-box>
            <text:p><text:span text:style-name="T1">Database Edit Validate Phase</text:span></text:p>
          </draw:text-box>
        </draw:frame>
        <draw:custom-shape draw:style-name="gr2" draw:text-style-name="P3" draw:layer="layout" svg:width="3.761cm" svg:height="1.555cm" svg:x="4.072cm" svg:y="4.265cm">
          <text:p text:style-name="P2"><text:span text:style-name="T2">VALI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44cm" svg:height="1.977cm" svg:x="4.047cm" svg:y="7.6cm">
          <text:p text:style-name="P2"><text:span text:style-name="T2">validat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3" draw:layer="layout" svg:x1="5.186cm" svg:y1="5.899cm" svg:x2="5.212cm" svg:y2="7.513cm">
          <text:p/>
        </draw:line>
        <draw:line draw:style-name="gr3" draw:layer="layout" svg:x1="6.959cm" svg:y1="7.566cm" svg:x2="6.985cm" svg:y2="5.846cm">
          <text:p/>
        </draw:line>
        <draw:custom-shape draw:style-name="gr4" draw:text-style-name="P3" draw:layer="layout" svg:width="3.124cm" svg:height="1.555cm" svg:x="12.724cm" svg:y="4.292cm">
          <text:p text:style-name="P2"><text:span text:style-name="T2">APPL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255cm" svg:height="1.977cm" svg:x="12.699cm" svg:y="7.627cm">
          <text:p text:style-name="P2"><text:span text:style-name="T2">apply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3" draw:layer="layout" svg:x1="13.838cm" svg:y1="5.926cm" svg:x2="13.864cm" svg:y2="7.54cm">
          <text:p/>
        </draw:line>
        <draw:line draw:style-name="gr3" draw:layer="layout" svg:x1="14.843cm" svg:y1="7.646cm" svg:x2="14.869cm" svg:y2="5.926cm">
          <text:p/>
        </draw:line>
        <draw:custom-shape draw:style-name="gr5" draw:text-style-name="P3" draw:layer="layout" svg:width="3.813cm" svg:height="2.692cm" svg:x="17.063cm" svg:y="4.16cm">
          <text:p text:style-name="P2"><text:span text:style-name="T2">COMMIT</text:span><text:span text:style-name="T2"><text:line-break/></text:span><text:span text:style-name="T2">or</text:span><text:span text:style-name="T2"><text:line-break/></text:span><text:span text:style-name="T2">ROLLBACK</text:span></text:p>
          <draw:enhanced-geometry svg:viewBox="0 0 21600 21600" draw:type="rectangle" draw:enhanced-path="M 0 0 L 21600 0 21600 21600 0 21600 0 0 Z N"/>
        </draw:custom-shape>
        <draw:line draw:style-name="gr3" draw:layer="layout" svg:x1="15.875cm" svg:y1="5.053cm" svg:x2="16.96cm" svg:y2="5.053cm">
          <text:p/>
        </draw:line>
        <draw:custom-shape draw:style-name="gr4" draw:text-style-name="P3" draw:layer="layout" svg:width="3.124cm" svg:height="1.555cm" svg:x="8.491cm" svg:y="4.292cm">
          <text:p text:style-name="P2"><text:span text:style-name="T2">TEST</text:span><text:span text:style-name="T2"><text:line-break/></text:span><text:span text:style-name="T2">APPLY</text:span></text:p>
          <draw:enhanced-geometry svg:viewBox="0 0 21600 21600" draw:type="rectangle" draw:enhanced-path="M 0 0 L 21600 0 21600 21600 0 21600 0 0 Z N"/>
        </draw:custom-shape>
        <draw:line draw:style-name="gr3" draw:layer="layout" svg:x1="11.721cm" svg:y1="5.026cm" svg:x2="12.753cm" svg:y2="5.052cm">
          <text:p/>
        </draw:line>
        <draw:custom-shape draw:style-name="gr5" draw:text-style-name="P3" draw:layer="layout" svg:width="3.255cm" svg:height="3.087cm" svg:x="17.331cm" svg:y="8.104cm">
          <text:p text:style-name="P2"><text:span text:style-name="T2">commit or</text:span><text:span text:style-name="T2"><text:line-break/></text:span><text:span text:style-name="T2">rollback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3" draw:layer="layout" svg:x1="18.602cm" svg:y1="6.985cm" svg:x2="18.627cm" svg:y2="8.042cm">
          <text:p/>
        </draw:line>
        <draw:line draw:style-name="gr3" draw:layer="layout" svg:x1="19.606cm" svg:y1="7.963cm" svg:x2="19.633cm" svg:y2="6.932cm">
          <text:p/>
        </draw:line>
        <draw:frame draw:style-name="gr1" draw:text-style-name="P4" draw:layer="layout" svg:width="7.381cm" svg:height="6.347cm" svg:x="5.372cm" svg:y="11.299cm">
          <draw:text-box>
            <text:p><text:span text:style-name="T2">static </text:span><text:span text:style-name="T3">status_t</text:span></text:p>
            <text:p><text:span text:style-name="T2"><text:s text:c="3"/></text:span><text:span text:style-name="T4"><text:s/></text:span><text:span text:style-name="T4">y_toaster_toaster_edit</text:span><text:span text:style-name="T2"> (</text:span></text:p>
            <text:p><text:span text:style-name="T2"><text:s text:c="8"/></text:span><text:span text:style-name="T5">ses_cb_t</text:span><text:span text:style-name="T2"> *</text:span><text:span text:style-name="T4">scb</text:span><text:span text:style-name="T2">,</text:span></text:p>
            <text:p><text:span text:style-name="T2"><text:s text:c="8"/></text:span><text:span text:style-name="T5">rpc_msg</text:span><text:span text:style-name="T5">_t</text:span><text:span text:style-name="T2"> *</text:span><text:span text:style-name="T4">msg</text:span><text:span text:style-name="T2">,</text:span></text:p>
            <text:p><text:span text:style-name="T2"><text:s text:c="8"/></text:span><text:span text:style-name="T5">agt_cbtyp</text:span><text:span text:style-name="T5">_t </text:span><text:span text:style-name="T4">cbtyp,</text:span><text:span text:style-name="T4"><text:line-break/></text:span><text:span text:style-name="T4"> <text:s text:c="7"/></text:span><text:span text:style-name="T6">op_editop_t </text:span><text:span text:style-name="T4">editop,</text:span><text:span text:style-name="T4"><text:line-break/></text:span><text:span text:style-name="T4"> <text:s text:c="7"/></text:span><text:span text:style-name="T6">val_value_t </text:span><text:span text:style-name="T4">*newval,</text:span><text:span text:style-name="T4"><text:line-break/></text:span><text:span text:style-name="T4"> <text:s text:c="8"/></text:span><text:span text:style-name="T6">val_value_t </text:span><text:span text:style-name="T4">*curval</text:span><text:span text:style-name="T4">);</text:span></text:p>
          </draw:text-box>
        </draw:frame>
        <draw:frame draw:style-name="gr6" draw:text-style-name="P5" draw:layer="layout" svg:width="6.568cm" svg:height="1.243cm" svg:x="16.246cm" svg:y="12.304cm">
          <draw:text-box>
            <text:p><text:span text:style-name="T7">session making the request</text:span></text:p>
          </draw:text-box>
        </draw:frame>
        <draw:line draw:style-name="gr3" draw:layer="layout" svg:x1="16.166cm" svg:y1="13.045cm" svg:x2="10.98cm" svg:y2="13.415cm">
          <text:p/>
        </draw:line>
        <draw:frame draw:style-name="gr1" draw:text-style-name="P5" draw:layer="layout" svg:width="5.971cm" svg:height="0.927cm" svg:x="16.352cm" svg:y="13.311cm">
          <draw:text-box>
            <text:p><text:span text:style-name="T7">RPC request in progress</text:span></text:p>
          </draw:text-box>
        </draw:frame>
        <draw:line draw:style-name="gr3" draw:layer="layout" svg:x1="16.218cm" svg:y1="13.785cm" svg:x2="11.589cm" svg:y2="14.128cm">
          <text:p/>
        </draw:line>
        <draw:frame draw:style-name="gr6" draw:text-style-name="P5" draw:layer="layout" svg:width="3.275cm" svg:height="1.243cm" svg:x="13.522cm" svg:y="11.404cm">
          <draw:text-box>
            <text:p><text:span text:style-name="T7">return status</text:span></text:p>
          </draw:text-box>
        </draw:frame>
        <draw:line draw:style-name="gr3" draw:layer="layout" svg:x1="13.414cm" svg:y1="11.933cm" svg:x2="9.419cm" svg:y2="11.907cm">
          <text:p/>
        </draw:line>
        <draw:line draw:style-name="gr7" draw:layer="layout" svg:x1="2.672cm" svg:y1="11.668cm" svg:x2="5.9cm" svg:y2="9.578cm">
          <text:p/>
        </draw:line>
        <draw:line draw:style-name="gr7" draw:layer="layout" svg:x1="5.956cm" svg:y1="9.57cm" svg:x2="14.235cm" svg:y2="11.297cm">
          <text:p/>
        </draw:line>
        <draw:frame draw:style-name="gr1" draw:text-style-name="P5" draw:layer="layout" svg:width="6.441cm" svg:height="0.927cm" svg:x="16.38cm" svg:y="14.212cm">
          <draw:text-box>
            <text:p><text:span text:style-name="T7">callback phase in progress</text:span></text:p>
          </draw:text-box>
        </draw:frame>
        <draw:line draw:style-name="gr3" draw:layer="layout" svg:x1="16.563cm" svg:y1="14.712cm" svg:x2="11.721cm" svg:y2="14.922cm">
          <text:p/>
        </draw:line>
        <draw:frame draw:style-name="gr1" draw:text-style-name="P5" draw:layer="layout" svg:width="5.925cm" svg:height="0.927cm" svg:x="16.46cm" svg:y="15.165cm">
          <draw:text-box>
            <text:p><text:span text:style-name="T7">edit operation requested</text:span></text:p>
          </draw:text-box>
        </draw:frame>
        <draw:line draw:style-name="gr3" draw:layer="layout" svg:x1="16.404cm" svg:y1="15.663cm" svg:x2="11.933cm" svg:y2="15.716cm">
          <text:p/>
        </draw:line>
        <draw:frame draw:style-name="gr1" draw:text-style-name="P5" draw:layer="layout" svg:width="8.249cm" svg:height="0.927cm" svg:x="14.583cm" svg:y="16.013cm">
          <draw:text-box>
            <text:p><text:span text:style-name="T7">new value (create, merge, replace)</text:span></text:p>
          </draw:text-box>
        </draw:frame>
        <draw:line draw:style-name="gr3" draw:layer="layout" svg:x1="14.552cm" svg:y1="16.483cm" svg:x2="12.541cm" svg:y2="16.483cm">
          <text:p/>
        </draw:line>
        <draw:frame draw:style-name="gr1" draw:text-style-name="P5" draw:layer="layout" svg:width="8.909cm" svg:height="0.927cm" svg:x="14.372cm" svg:y="17.099cm">
          <draw:text-box>
            <text:p><text:span text:style-name="T7">current value (merge, replace, delete)</text:span></text:p>
          </draw:text-box>
        </draw:frame>
        <draw:line draw:style-name="gr3" draw:layer="layout" svg:x1="14.393cm" svg:y1="17.515cm" svg:x2="12.568cm" svg:y2="17.277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2-15T13:06:12</dc:date>
    <meta:print-date>2000-12-09T21:37:10</meta:print-date>
    <meta:editing-cycles>622</meta:editing-cycles>
    <meta:editing-duration>PT226H43M01S</meta:editing-duration>
    <meta:generator>OpenOffice.org/3.1$Unix OpenOffice.org_project/310m19$Build-9420</meta:generator>
    <dc:creator>Andy Bierman</dc:cre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